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ass A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Class B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/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</table:table-row>
        <table:table-row table:style-name="ro1">
          <table:table-cell office:value-type="float" office:value="50.98" calcext:value-type="float">
            <text:p>50.98</text:p>
          </table:table-cell>
          <table:table-cell office:value-type="float" office:value="48.1" calcext:value-type="float">
            <text:p>48.1</text:p>
          </table:table-cell>
          <table:table-cell office:value-type="float" office:value="51388423" calcext:value-type="float">
            <text:p>51388423</text:p>
          </table:table-cell>
          <table:table-cell office:value-type="float" office:value="48591630" calcext:value-type="float">
            <text:p>48591630</text:p>
          </table:table-cell>
          <table:table-cell/>
          <table:table-cell office:value-type="float" office:value="205.6" calcext:value-type="float">
            <text:p>205.6</text:p>
          </table:table-cell>
          <table:table-cell office:value-type="float" office:value="204.55" calcext:value-type="float">
            <text:p>204.55</text:p>
          </table:table-cell>
          <table:table-cell office:value-type="float" office:value="207620001" calcext:value-type="float">
            <text:p>207620001</text:p>
          </table:table-cell>
          <table:table-cell office:value-type="float" office:value="206131622" calcext:value-type="float">
            <text:p>206131622</text:p>
          </table:table-cell>
        </table:table-row>
        <table:table-row table:style-name="ro1">
          <table:table-cell office:value-type="float" office:value="47.77" calcext:value-type="float">
            <text:p>47.77</text:p>
          </table:table-cell>
          <table:table-cell office:value-type="float" office:value="49.83" calcext:value-type="float">
            <text:p>49.83</text:p>
          </table:table-cell>
          <table:table-cell office:value-type="float" office:value="48299304" calcext:value-type="float">
            <text:p>48299304</text:p>
          </table:table-cell>
          <table:table-cell office:value-type="float" office:value="50308370" calcext:value-type="float">
            <text:p>50308370</text:p>
          </table:table-cell>
          <table:table-cell/>
          <table:table-cell office:value-type="float" office:value="207.82" calcext:value-type="float">
            <text:p>207.82</text:p>
          </table:table-cell>
          <table:table-cell office:value-type="float" office:value="206.99" calcext:value-type="float">
            <text:p>206.99</text:p>
          </table:table-cell>
          <table:table-cell office:value-type="float" office:value="209445643" calcext:value-type="float">
            <text:p>209445643</text:p>
          </table:table-cell>
          <table:table-cell office:value-type="float" office:value="208867577" calcext:value-type="float">
            <text:p>208867577</text:p>
          </table:table-cell>
        </table:table-row>
        <table:table-row table:style-name="ro1">
          <table:table-cell office:value-type="float" office:value="49.55" calcext:value-type="float">
            <text:p>49.55</text:p>
          </table:table-cell>
          <table:table-cell office:value-type="float" office:value="50.4" calcext:value-type="float">
            <text:p>50.4</text:p>
          </table:table-cell>
          <table:table-cell office:value-type="float" office:value="49974228" calcext:value-type="float">
            <text:p>49974228</text:p>
          </table:table-cell>
          <table:table-cell office:value-type="float" office:value="50870411" calcext:value-type="float">
            <text:p>5087041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06.45" calcext:value-type="float">
            <text:p>206.45</text:p>
          </table:table-cell>
          <table:table-cell office:value-type="float" office:value="210843989" calcext:value-type="float">
            <text:p>210843989</text:p>
          </table:table-cell>
          <table:table-cell office:value-type="float" office:value="208270437" calcext:value-type="float">
            <text:p>208270437</text:p>
          </table:table-cell>
        </table:table-row>
        <table:table-row table:style-name="ro1">
          <table:table-cell office:value-type="float" office:value="50.62" calcext:value-type="float">
            <text:p>50.62</text:p>
          </table:table-cell>
          <table:table-cell office:value-type="float" office:value="49.26" calcext:value-type="float">
            <text:p>49.26</text:p>
          </table:table-cell>
          <table:table-cell office:value-type="float" office:value="51092432" calcext:value-type="float">
            <text:p>51092432</text:p>
          </table:table-cell>
          <table:table-cell office:value-type="float" office:value="49622656" calcext:value-type="float">
            <text:p>49622656</text:p>
          </table:table-cell>
          <table:table-cell/>
          <table:table-cell office:value-type="float" office:value="203.74" calcext:value-type="float">
            <text:p>203.74</text:p>
          </table:table-cell>
          <table:table-cell office:value-type="float" office:value="206.96" calcext:value-type="float">
            <text:p>206.96</text:p>
          </table:table-cell>
          <table:table-cell office:value-type="float" office:value="205868566" calcext:value-type="float">
            <text:p>205868566</text:p>
          </table:table-cell>
          <table:table-cell office:value-type="float" office:value="208693646" calcext:value-type="float">
            <text:p>208693646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48.73" calcext:value-type="float">
            <text:p>48.73</text:p>
          </table:table-cell>
          <table:table-cell office:value-type="float" office:value="51022730" calcext:value-type="float">
            <text:p>51022730</text:p>
          </table:table-cell>
          <table:table-cell office:value-type="float" office:value="49099007" calcext:value-type="float">
            <text:p>49099007</text:p>
          </table:table-cell>
          <table:table-cell/>
          <table:table-cell office:value-type="float" office:value="204.72" calcext:value-type="float">
            <text:p>204.72</text:p>
          </table:table-cell>
          <table:table-cell office:value-type="float" office:value="207.63" calcext:value-type="float">
            <text:p>207.63</text:p>
          </table:table-cell>
          <table:table-cell office:value-type="float" office:value="206349089" calcext:value-type="float">
            <text:p>206349089</text:p>
          </table:table-cell>
          <table:table-cell office:value-type="float" office:value="209179294" calcext:value-type="float">
            <text:p>209179294</text:p>
          </table:table-cell>
        </table:table-row>
        <table:table-row table:style-name="ro1">
          <table:table-cell office:value-type="float" office:value="50.16" calcext:value-type="float">
            <text:p>50.16</text:p>
          </table:table-cell>
          <table:table-cell office:value-type="float" office:value="48.45" calcext:value-type="float">
            <text:p>48.45</text:p>
          </table:table-cell>
          <table:table-cell office:value-type="float" office:value="50572790" calcext:value-type="float">
            <text:p>50572790</text:p>
          </table:table-cell>
          <table:table-cell office:value-type="float" office:value="48918389" calcext:value-type="float">
            <text:p>48918389</text:p>
          </table:table-cell>
          <table:table-cell/>
          <table:table-cell office:value-type="float" office:value="204.24" calcext:value-type="float">
            <text:p>204.24</text:p>
          </table:table-cell>
          <table:table-cell office:value-type="float" office:value="207.75" calcext:value-type="float">
            <text:p>207.75</text:p>
          </table:table-cell>
          <table:table-cell office:value-type="float" office:value="206255079" calcext:value-type="float">
            <text:p>206255079</text:p>
          </table:table-cell>
          <table:table-cell office:value-type="float" office:value="209717658" calcext:value-type="float">
            <text:p>209717658</text:p>
          </table:table-cell>
        </table:table-row>
        <table:table-row table:style-name="ro1">
          <table:table-cell office:value-type="float" office:value="49.76" calcext:value-type="float">
            <text:p>49.76</text:p>
          </table:table-cell>
          <table:table-cell office:value-type="float" office:value="49.42" calcext:value-type="float">
            <text:p>49.42</text:p>
          </table:table-cell>
          <table:table-cell office:value-type="float" office:value="50177503" calcext:value-type="float">
            <text:p>50177503</text:p>
          </table:table-cell>
          <table:table-cell office:value-type="float" office:value="49787077" calcext:value-type="float">
            <text:p>49787077</text:p>
          </table:table-cell>
          <table:table-cell/>
          <table:table-cell office:value-type="float" office:value="209.98" calcext:value-type="float">
            <text:p>209.98</text:p>
          </table:table-cell>
          <table:table-cell office:value-type="float" office:value="208.84" calcext:value-type="float">
            <text:p>208.84</text:p>
          </table:table-cell>
          <table:table-cell office:value-type="float" office:value="211632994" calcext:value-type="float">
            <text:p>211632994</text:p>
          </table:table-cell>
          <table:table-cell office:value-type="float" office:value="210363627" calcext:value-type="float">
            <text:p>210363627</text:p>
          </table:table-cell>
        </table:table-row>
        <table:table-row table:style-name="ro1">
          <table:table-cell office:value-type="float" office:value="50.07" calcext:value-type="float">
            <text:p>50.07</text:p>
          </table:table-cell>
          <table:table-cell office:value-type="float" office:value="48.64" calcext:value-type="float">
            <text:p>48.64</text:p>
          </table:table-cell>
          <table:table-cell office:value-type="float" office:value="50485203" calcext:value-type="float">
            <text:p>50485203</text:p>
          </table:table-cell>
          <table:table-cell office:value-type="float" office:value="49002482" calcext:value-type="float">
            <text:p>49002482</text:p>
          </table:table-cell>
          <table:table-cell/>
          <table:table-cell office:value-type="float" office:value="206.43" calcext:value-type="float">
            <text:p>206.43</text:p>
          </table:table-cell>
          <table:table-cell office:value-type="float" office:value="206.88" calcext:value-type="float">
            <text:p>206.88</text:p>
          </table:table-cell>
          <table:table-cell office:value-type="float" office:value="208070879" calcext:value-type="float">
            <text:p>208070879</text:p>
          </table:table-cell>
          <table:table-cell office:value-type="float" office:value="208400953" calcext:value-type="float">
            <text:p>208400953</text:p>
          </table:table-cell>
        </table:table-row>
        <table:table-row table:style-name="ro1">
          <table:table-cell office:value-type="float" office:value="49.28" calcext:value-type="float">
            <text:p>49.28</text:p>
          </table:table-cell>
          <table:table-cell office:value-type="float" office:value="50.02" calcext:value-type="float">
            <text:p>50.02</text:p>
          </table:table-cell>
          <table:table-cell office:value-type="float" office:value="49701088" calcext:value-type="float">
            <text:p>49701088</text:p>
          </table:table-cell>
          <table:table-cell office:value-type="float" office:value="50386296" calcext:value-type="float">
            <text:p>50386296</text:p>
          </table:table-cell>
          <table:table-cell/>
          <table:table-cell office:value-type="float" office:value="206.5" calcext:value-type="float">
            <text:p>206.5</text:p>
          </table:table-cell>
          <table:table-cell office:value-type="float" office:value="206.02" calcext:value-type="float">
            <text:p>206.02</text:p>
          </table:table-cell>
          <table:table-cell office:value-type="float" office:value="208513227" calcext:value-type="float">
            <text:p>208513227</text:p>
          </table:table-cell>
          <table:table-cell office:value-type="float" office:value="207570697" calcext:value-type="float">
            <text:p>207570697</text:p>
          </table:table-cell>
        </table:table-row>
        <table:table-row table:style-name="ro1">
          <table:table-cell office:value-type="float" office:value="45.64" calcext:value-type="float">
            <text:p>45.64</text:p>
          </table:table-cell>
          <table:table-cell office:value-type="float" office:value="49.52" calcext:value-type="float">
            <text:p>49.52</text:p>
          </table:table-cell>
          <table:table-cell office:value-type="float" office:value="46172232" calcext:value-type="float">
            <text:p>46172232</text:p>
          </table:table-cell>
          <table:table-cell office:value-type="float" office:value="49987589" calcext:value-type="float">
            <text:p>49987589</text:p>
          </table:table-cell>
          <table:table-cell/>
          <table:table-cell office:value-type="float" office:value="207.04" calcext:value-type="float">
            <text:p>207.04</text:p>
          </table:table-cell>
          <table:table-cell office:value-type="float" office:value="207.43" calcext:value-type="float">
            <text:p>207.43</text:p>
          </table:table-cell>
          <table:table-cell office:value-type="float" office:value="208685949" calcext:value-type="float">
            <text:p>208685949</text:p>
          </table:table-cell>
          <table:table-cell office:value-type="float" office:value="209400252" calcext:value-type="float">
            <text:p>209400252</text:p>
          </table:table-cell>
        </table:table-row>
      </table:table>
      <table:table table:name="CG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ass A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Class B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/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</table:table-row>
        <table:table-row table:style-name="ro1">
          <table:table-cell table:number-columns-repeated="2" office:value-type="float" office:value="0.78" calcext:value-type="float">
            <text:p>0.78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</table:table-row>
        <table:table-row table:style-name="ro1">
          <table:table-cell table:number-columns-repeated="2" office:value-type="float" office:value="0.78" calcext:value-type="float">
            <text:p>0.78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</table:table-row>
      </table:table>
      <table:table table:name="EP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ass A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Class B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/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</table:table-row>
        <table:table-row table:style-name="ro1"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</table:table-row>
      </table:table>
      <table:table table:name="IS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ass A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Class B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/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35" calcext:value-type="float">
            <text:p>1.35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</table:table-row>
        <table:table-row table:style-name="ro1">
          <table:table-cell table:number-columns-repeated="2" office:value-type="float" office:value="0.37" calcext:value-type="float">
            <text:p>0.37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35" calcext:value-type="float">
            <text:p>1.35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</table:table-row>
        <table:table-row table:style-name="ro1">
          <table:table-cell table:number-columns-repeated="2" office:value-type="float" office:value="0.37" calcext:value-type="float">
            <text:p>0.37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.35" calcext:value-type="float">
            <text:p>1.35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</table:table-row>
        <table:table-row table:style-name="ro1">
          <table:table-cell table:number-columns-repeated="2" office:value-type="float" office:value="0.37" calcext:value-type="float">
            <text:p>0.37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48" calcext:value-type="float">
            <text:p>1.48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1.35" calcext:value-type="float">
            <text:p>1.35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35" calcext:value-type="float">
            <text:p>1.35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1.35" calcext:value-type="float">
            <text:p>1.35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1.35" calcext:value-type="float">
            <text:p>1.35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</table:table-row>
      </table:table>
      <table:table table:name="MG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ass A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Class B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/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85" calcext:value-type="float">
            <text:p>0.85</text:p>
          </table:table-cell>
          <table:table-cell office:value-type="float" office:value="2572762" calcext:value-type="float">
            <text:p>2572762</text:p>
          </table:table-cell>
          <table:table-cell office:value-type="float" office:value="2044954" calcext:value-type="float">
            <text:p>2044954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5387867" calcext:value-type="float">
            <text:p>5387867</text:p>
          </table:table-cell>
          <table:table-cell office:value-type="float" office:value="5668601" calcext:value-type="float">
            <text:p>5668601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05" calcext:value-type="float">
            <text:p>1.05</text:p>
          </table:table-cell>
          <table:table-cell office:value-type="float" office:value="2574894" calcext:value-type="float">
            <text:p>2574894</text:p>
          </table:table-cell>
          <table:table-cell office:value-type="float" office:value="2241824" calcext:value-type="float">
            <text:p>2241824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9" calcext:value-type="float">
            <text:p>3.89</text:p>
          </table:table-cell>
          <table:table-cell office:value-type="float" office:value="5363012" calcext:value-type="float">
            <text:p>5363012</text:p>
          </table:table-cell>
          <table:table-cell office:value-type="float" office:value="5053452" calcext:value-type="float">
            <text:p>505345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06" calcext:value-type="float">
            <text:p>1.06</text:p>
          </table:table-cell>
          <table:table-cell office:value-type="float" office:value="2210856" calcext:value-type="float">
            <text:p>2210856</text:p>
          </table:table-cell>
          <table:table-cell office:value-type="float" office:value="2307379" calcext:value-type="float">
            <text:p>2307379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5369808" calcext:value-type="float">
            <text:p>5369808</text:p>
          </table:table-cell>
          <table:table-cell office:value-type="float" office:value="5046077" calcext:value-type="float">
            <text:p>50460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83" calcext:value-type="float">
            <text:p>0.83</text:p>
          </table:table-cell>
          <table:table-cell office:value-type="float" office:value="2485232" calcext:value-type="float">
            <text:p>2485232</text:p>
          </table:table-cell>
          <table:table-cell office:value-type="float" office:value="2000748" calcext:value-type="float">
            <text:p>2000748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6016772" calcext:value-type="float">
            <text:p>6016772</text:p>
          </table:table-cell>
          <table:table-cell office:value-type="float" office:value="5662944" calcext:value-type="float">
            <text:p>566294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2311333" calcext:value-type="float">
            <text:p>2311333</text:p>
          </table:table-cell>
          <table:table-cell office:value-type="float" office:value="2001711" calcext:value-type="float">
            <text:p>2001711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5360539" calcext:value-type="float">
            <text:p>5360539</text:p>
          </table:table-cell>
          <table:table-cell office:value-type="float" office:value="5050911" calcext:value-type="float">
            <text:p>505091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05" calcext:value-type="float">
            <text:p>1.05</text:p>
          </table:table-cell>
          <table:table-cell office:value-type="float" office:value="2216540" calcext:value-type="float">
            <text:p>2216540</text:p>
          </table:table-cell>
          <table:table-cell office:value-type="float" office:value="2277210" calcext:value-type="float">
            <text:p>2277210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5774485" calcext:value-type="float">
            <text:p>5774485</text:p>
          </table:table-cell>
          <table:table-cell office:value-type="float" office:value="5046706" calcext:value-type="float">
            <text:p>504670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2260056" calcext:value-type="float">
            <text:p>2260056</text:p>
          </table:table-cell>
          <table:table-cell office:value-type="float" office:value="2196066" calcext:value-type="float">
            <text:p>2196066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5374012" calcext:value-type="float">
            <text:p>5374012</text:p>
          </table:table-cell>
          <table:table-cell office:value-type="float" office:value="5039331" calcext:value-type="float">
            <text:p>503933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2210334" calcext:value-type="float">
            <text:p>2210334</text:p>
          </table:table-cell>
          <table:table-cell office:value-type="float" office:value="2007877" calcext:value-type="float">
            <text:p>2007877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5363546" calcext:value-type="float">
            <text:p>5363546</text:p>
          </table:table-cell>
          <table:table-cell office:value-type="float" office:value="5049044" calcext:value-type="float">
            <text:p>504904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84" calcext:value-type="float">
            <text:p>0.84</text:p>
          </table:table-cell>
          <table:table-cell office:value-type="float" office:value="2466479" calcext:value-type="float">
            <text:p>2466479</text:p>
          </table:table-cell>
          <table:table-cell office:value-type="float" office:value="2007640" calcext:value-type="float">
            <text:p>2007640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5981399" calcext:value-type="float">
            <text:p>5981399</text:p>
          </table:table-cell>
          <table:table-cell office:value-type="float" office:value="5065459" calcext:value-type="float">
            <text:p>506545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2307934" calcext:value-type="float">
            <text:p>2307934</text:p>
          </table:table-cell>
          <table:table-cell office:value-type="float" office:value="1995490" calcext:value-type="float">
            <text:p>199549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6" calcext:value-type="float">
            <text:p>3.86</text:p>
          </table:table-cell>
          <table:table-cell office:value-type="float" office:value="5360182" calcext:value-type="float">
            <text:p>5360182</text:p>
          </table:table-cell>
          <table:table-cell office:value-type="float" office:value="5027211" calcext:value-type="float">
            <text:p>5027211</text:p>
          </table:table-cell>
        </table:table-row>
      </table:table>
      <table:table table:name="SP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ass A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Class B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/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4.75" calcext:value-type="float">
            <text:p>24.75</text:p>
          </table:table-cell>
          <table:table-cell office:value-type="float" office:value="24939445" calcext:value-type="float">
            <text:p>24939445</text:p>
          </table:table-cell>
          <table:table-cell office:value-type="float" office:value="24950599" calcext:value-type="float">
            <text:p>24950599</text:p>
          </table:table-cell>
          <table:table-cell/>
          <table:table-cell office:value-type="float" office:value="114.58" calcext:value-type="float">
            <text:p>114.58</text:p>
          </table:table-cell>
          <table:table-cell office:value-type="float" office:value="116.25" calcext:value-type="float">
            <text:p>116.25</text:p>
          </table:table-cell>
          <table:table-cell office:value-type="float" office:value="115565811" calcext:value-type="float">
            <text:p>115565811</text:p>
          </table:table-cell>
          <table:table-cell office:value-type="float" office:value="117373415" calcext:value-type="float">
            <text:p>117373415</text:p>
          </table:table-cell>
        </table:table-row>
        <table:table-row table:style-name="ro1">
          <table:table-cell office:value-type="float" office:value="26.14" calcext:value-type="float">
            <text:p>26.14</text:p>
          </table:table-cell>
          <table:table-cell office:value-type="float" office:value="24.09" calcext:value-type="float">
            <text:p>24.09</text:p>
          </table:table-cell>
          <table:table-cell office:value-type="float" office:value="26389385" calcext:value-type="float">
            <text:p>26389385</text:p>
          </table:table-cell>
          <table:table-cell office:value-type="float" office:value="24300758" calcext:value-type="float">
            <text:p>24300758</text:p>
          </table:table-cell>
          <table:table-cell/>
          <table:table-cell office:value-type="float" office:value="114.96" calcext:value-type="float">
            <text:p>114.96</text:p>
          </table:table-cell>
          <table:table-cell office:value-type="float" office:value="114.97" calcext:value-type="float">
            <text:p>114.97</text:p>
          </table:table-cell>
          <table:table-cell office:value-type="float" office:value="115914369" calcext:value-type="float">
            <text:p>115914369</text:p>
          </table:table-cell>
          <table:table-cell office:value-type="float" office:value="115827875" calcext:value-type="float">
            <text:p>115827875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24.71" calcext:value-type="float">
            <text:p>24.71</text:p>
          </table:table-cell>
          <table:table-cell office:value-type="float" office:value="25605880" calcext:value-type="float">
            <text:p>25605880</text:p>
          </table:table-cell>
          <table:table-cell office:value-type="float" office:value="24912088" calcext:value-type="float">
            <text:p>24912088</text:p>
          </table:table-cell>
          <table:table-cell/>
          <table:table-cell office:value-type="float" office:value="116.55" calcext:value-type="float">
            <text:p>116.55</text:p>
          </table:table-cell>
          <table:table-cell office:value-type="float" office:value="116.65" calcext:value-type="float">
            <text:p>116.65</text:p>
          </table:table-cell>
          <table:table-cell office:value-type="float" office:value="117761258" calcext:value-type="float">
            <text:p>117761258</text:p>
          </table:table-cell>
          <table:table-cell office:value-type="float" office:value="117512764" calcext:value-type="float">
            <text:p>117512764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4.74" calcext:value-type="float">
            <text:p>24.74</text:p>
          </table:table-cell>
          <table:table-cell office:value-type="float" office:value="25906757" calcext:value-type="float">
            <text:p>25906757</text:p>
          </table:table-cell>
          <table:table-cell office:value-type="float" office:value="24939426" calcext:value-type="float">
            <text:p>24939426</text:p>
          </table:table-cell>
          <table:table-cell/>
          <table:table-cell office:value-type="float" office:value="114.04" calcext:value-type="float">
            <text:p>114.04</text:p>
          </table:table-cell>
          <table:table-cell office:value-type="float" office:value="115.37" calcext:value-type="float">
            <text:p>115.37</text:p>
          </table:table-cell>
          <table:table-cell office:value-type="float" office:value="115252080" calcext:value-type="float">
            <text:p>115252080</text:p>
          </table:table-cell>
          <table:table-cell office:value-type="float" office:value="116234805" calcext:value-type="float">
            <text:p>11623480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4.71" calcext:value-type="float">
            <text:p>24.71</text:p>
          </table:table-cell>
          <table:table-cell office:value-type="float" office:value="25803797" calcext:value-type="float">
            <text:p>25803797</text:p>
          </table:table-cell>
          <table:table-cell office:value-type="float" office:value="24914162" calcext:value-type="float">
            <text:p>24914162</text:p>
          </table:table-cell>
          <table:table-cell/>
          <table:table-cell office:value-type="float" office:value="114.28" calcext:value-type="float">
            <text:p>114.28</text:p>
          </table:table-cell>
          <table:table-cell office:value-type="float" office:value="116.1" calcext:value-type="float">
            <text:p>116.1</text:p>
          </table:table-cell>
          <table:table-cell office:value-type="float" office:value="115241325" calcext:value-type="float">
            <text:p>115241325</text:p>
          </table:table-cell>
          <table:table-cell office:value-type="float" office:value="116958161" calcext:value-type="float">
            <text:p>116958161</text:p>
          </table:table-cell>
        </table:table-row>
        <table:table-row table:style-name="ro1">
          <table:table-cell office:value-type="float" office:value="25.33" calcext:value-type="float">
            <text:p>25.33</text:p>
          </table:table-cell>
          <table:table-cell office:value-type="float" office:value="24.05" calcext:value-type="float">
            <text:p>24.05</text:p>
          </table:table-cell>
          <table:table-cell office:value-type="float" office:value="25581949" calcext:value-type="float">
            <text:p>25581949</text:p>
          </table:table-cell>
          <table:table-cell office:value-type="float" office:value="24251420" calcext:value-type="float">
            <text:p>24251420</text:p>
          </table:table-cell>
          <table:table-cell/>
          <table:table-cell office:value-type="float" office:value="116.27" calcext:value-type="float">
            <text:p>116.27</text:p>
          </table:table-cell>
          <table:table-cell office:value-type="float" office:value="118.26" calcext:value-type="float">
            <text:p>118.26</text:p>
          </table:table-cell>
          <table:table-cell office:value-type="float" office:value="117228083" calcext:value-type="float">
            <text:p>117228083</text:p>
          </table:table-cell>
          <table:table-cell office:value-type="float" office:value="119148598" calcext:value-type="float">
            <text:p>119148598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4.08" calcext:value-type="float">
            <text:p>24.08</text:p>
          </table:table-cell>
          <table:table-cell office:value-type="float" office:value="25615520" calcext:value-type="float">
            <text:p>25615520</text:p>
          </table:table-cell>
          <table:table-cell office:value-type="float" office:value="24280499" calcext:value-type="float">
            <text:p>24280499</text:p>
          </table:table-cell>
          <table:table-cell/>
          <table:table-cell office:value-type="float" office:value="113.25" calcext:value-type="float">
            <text:p>113.25</text:p>
          </table:table-cell>
          <table:table-cell office:value-type="float" office:value="114.38" calcext:value-type="float">
            <text:p>114.38</text:p>
          </table:table-cell>
          <table:table-cell office:value-type="float" office:value="114213070" calcext:value-type="float">
            <text:p>114213070</text:p>
          </table:table-cell>
          <table:table-cell office:value-type="float" office:value="115478020" calcext:value-type="float">
            <text:p>115478020</text:p>
          </table:table-cell>
        </table:table-row>
        <table:table-row table:style-name="ro1">
          <table:table-cell office:value-type="float" office:value="25.39" calcext:value-type="float">
            <text:p>25.39</text:p>
          </table:table-cell>
          <table:table-cell office:value-type="float" office:value="24.46" calcext:value-type="float">
            <text:p>24.46</text:p>
          </table:table-cell>
          <table:table-cell office:value-type="float" office:value="25639381" calcext:value-type="float">
            <text:p>25639381</text:p>
          </table:table-cell>
          <table:table-cell office:value-type="float" office:value="24672310" calcext:value-type="float">
            <text:p>24672310</text:p>
          </table:table-cell>
          <table:table-cell/>
          <table:table-cell office:value-type="float" office:value="112.11" calcext:value-type="float">
            <text:p>112.11</text:p>
          </table:table-cell>
          <table:table-cell office:value-type="float" office:value="118.71" calcext:value-type="float">
            <text:p>118.71</text:p>
          </table:table-cell>
          <table:table-cell office:value-type="float" office:value="113070280" calcext:value-type="float">
            <text:p>113070280</text:p>
          </table:table-cell>
          <table:table-cell office:value-type="float" office:value="119573934" calcext:value-type="float">
            <text:p>119573934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4.26" calcext:value-type="float">
            <text:p>24.26</text:p>
          </table:table-cell>
          <table:table-cell office:value-type="float" office:value="25546901" calcext:value-type="float">
            <text:p>25546901</text:p>
          </table:table-cell>
          <table:table-cell office:value-type="float" office:value="24510279" calcext:value-type="float">
            <text:p>24510279</text:p>
          </table:table-cell>
          <table:table-cell/>
          <table:table-cell office:value-type="float" office:value="113.02" calcext:value-type="float">
            <text:p>113.02</text:p>
          </table:table-cell>
          <table:table-cell office:value-type="float" office:value="119.78" calcext:value-type="float">
            <text:p>119.78</text:p>
          </table:table-cell>
          <table:table-cell office:value-type="float" office:value="114234344" calcext:value-type="float">
            <text:p>114234344</text:p>
          </table:table-cell>
          <table:table-cell office:value-type="float" office:value="120670100" calcext:value-type="float">
            <text:p>120670100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24.09" calcext:value-type="float">
            <text:p>24.09</text:p>
          </table:table-cell>
          <table:table-cell office:value-type="float" office:value="26271095" calcext:value-type="float">
            <text:p>26271095</text:p>
          </table:table-cell>
          <table:table-cell office:value-type="float" office:value="24286531" calcext:value-type="float">
            <text:p>24286531</text:p>
          </table:table-cell>
          <table:table-cell/>
          <table:table-cell office:value-type="float" office:value="114.98" calcext:value-type="float">
            <text:p>114.98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6227001" calcext:value-type="float">
            <text:p>116227001</text:p>
          </table:table-cell>
          <table:table-cell office:value-type="float" office:value="114906637" calcext:value-type="float">
            <text:p>114906637</text:p>
          </table:table-cell>
        </table:table-row>
      </table:table>
      <table:table table:name="UA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ass A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Class B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PB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/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  <table:table-cell table:style-name="ce1" office:value-type="string" calcext:value-type="string">
            <text:p>Hermitux</text:p>
          </table:table-cell>
          <table:table-cell table:style-name="ce1" office:value-type="string" calcext:value-type="string">
            <text:p>Native Linux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31" calcext:value-type="float">
            <text:p>13.31</text:p>
          </table:table-cell>
          <table:table-cell office:value-type="float" office:value="13994603" calcext:value-type="float">
            <text:p>13994603</text:p>
          </table:table-cell>
          <table:table-cell office:value-type="float" office:value="13391626" calcext:value-type="float">
            <text:p>13391626</text:p>
          </table:table-cell>
          <table:table-cell/>
          <table:table-cell office:value-type="float" office:value="69.75" calcext:value-type="float">
            <text:p>69.75</text:p>
          </table:table-cell>
          <table:table-cell office:value-type="float" office:value="69.6" calcext:value-type="float">
            <text:p>69.6</text:p>
          </table:table-cell>
          <table:table-cell office:value-type="float" office:value="70309439" calcext:value-type="float">
            <text:p>70309439</text:p>
          </table:table-cell>
          <table:table-cell office:value-type="float" office:value="69983834" calcext:value-type="float">
            <text:p>69983834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3.32" calcext:value-type="float">
            <text:p>13.32</text:p>
          </table:table-cell>
          <table:table-cell office:value-type="float" office:value="13562703" calcext:value-type="float">
            <text:p>13562703</text:p>
          </table:table-cell>
          <table:table-cell office:value-type="float" office:value="13396307" calcext:value-type="float">
            <text:p>13396307</text:p>
          </table:table-cell>
          <table:table-cell/>
          <table:table-cell office:value-type="float" office:value="69.34" calcext:value-type="float">
            <text:p>69.34</text:p>
          </table:table-cell>
          <table:table-cell office:value-type="float" office:value="67.04" calcext:value-type="float">
            <text:p>67.04</text:p>
          </table:table-cell>
          <table:table-cell office:value-type="float" office:value="69849882" calcext:value-type="float">
            <text:p>69849882</text:p>
          </table:table-cell>
          <table:table-cell office:value-type="float" office:value="67413700" calcext:value-type="float">
            <text:p>67413700</text:p>
          </table:table-cell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13.55" calcext:value-type="float">
            <text:p>13.55</text:p>
          </table:table-cell>
          <table:table-cell office:value-type="float" office:value="14154231" calcext:value-type="float">
            <text:p>14154231</text:p>
          </table:table-cell>
          <table:table-cell office:value-type="float" office:value="13631357" calcext:value-type="float">
            <text:p>13631357</text:p>
          </table:table-cell>
          <table:table-cell/>
          <table:table-cell office:value-type="float" office:value="69.21" calcext:value-type="float">
            <text:p>69.21</text:p>
          </table:table-cell>
          <table:table-cell office:value-type="float" office:value="69.37" calcext:value-type="float">
            <text:p>69.37</text:p>
          </table:table-cell>
          <table:table-cell office:value-type="float" office:value="69654178" calcext:value-type="float">
            <text:p>69654178</text:p>
          </table:table-cell>
          <table:table-cell office:value-type="float" office:value="69742426" calcext:value-type="float">
            <text:p>69742426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3.29" calcext:value-type="float">
            <text:p>13.29</text:p>
          </table:table-cell>
          <table:table-cell office:value-type="float" office:value="14555553" calcext:value-type="float">
            <text:p>14555553</text:p>
          </table:table-cell>
          <table:table-cell office:value-type="float" office:value="13368352" calcext:value-type="float">
            <text:p>13368352</text:p>
          </table:table-cell>
          <table:table-cell/>
          <table:table-cell office:value-type="float" office:value="70.14" calcext:value-type="float">
            <text:p>70.14</text:p>
          </table:table-cell>
          <table:table-cell office:value-type="float" office:value="67.53" calcext:value-type="float">
            <text:p>67.53</text:p>
          </table:table-cell>
          <table:table-cell office:value-type="float" office:value="70582595" calcext:value-type="float">
            <text:p>70582595</text:p>
          </table:table-cell>
          <table:table-cell office:value-type="float" office:value="67905514" calcext:value-type="float">
            <text:p>67905514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1" calcext:value-type="float">
            <text:p>13.31</text:p>
          </table:table-cell>
          <table:table-cell office:value-type="float" office:value="14022594" calcext:value-type="float">
            <text:p>14022594</text:p>
          </table:table-cell>
          <table:table-cell office:value-type="float" office:value="13389651" calcext:value-type="float">
            <text:p>13389651</text:p>
          </table:table-cell>
          <table:table-cell/>
          <table:table-cell office:value-type="float" office:value="70.22" calcext:value-type="float">
            <text:p>70.22</text:p>
          </table:table-cell>
          <table:table-cell office:value-type="float" office:value="67.31" calcext:value-type="float">
            <text:p>67.31</text:p>
          </table:table-cell>
          <table:table-cell office:value-type="float" office:value="70670785" calcext:value-type="float">
            <text:p>70670785</text:p>
          </table:table-cell>
          <table:table-cell office:value-type="float" office:value="67687639" calcext:value-type="float">
            <text:p>67687639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4.18" calcext:value-type="float">
            <text:p>14.18</text:p>
          </table:table-cell>
          <table:table-cell office:value-type="float" office:value="13582066" calcext:value-type="float">
            <text:p>13582066</text:p>
          </table:table-cell>
          <table:table-cell office:value-type="float" office:value="14259977" calcext:value-type="float">
            <text:p>14259977</text:p>
          </table:table-cell>
          <table:table-cell/>
          <table:table-cell office:value-type="float" office:value="69.75" calcext:value-type="float">
            <text:p>69.75</text:p>
          </table:table-cell>
          <table:table-cell office:value-type="float" office:value="66.54" calcext:value-type="float">
            <text:p>66.54</text:p>
          </table:table-cell>
          <table:table-cell office:value-type="float" office:value="70193128" calcext:value-type="float">
            <text:p>70193128</text:p>
          </table:table-cell>
          <table:table-cell office:value-type="float" office:value="66908815" calcext:value-type="float">
            <text:p>66908815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13.33" calcext:value-type="float">
            <text:p>13.33</text:p>
          </table:table-cell>
          <table:table-cell office:value-type="float" office:value="14469242" calcext:value-type="float">
            <text:p>14469242</text:p>
          </table:table-cell>
          <table:table-cell office:value-type="float" office:value="13403685" calcext:value-type="float">
            <text:p>13403685</text:p>
          </table:table-cell>
          <table:table-cell/>
          <table:table-cell office:value-type="float" office:value="69.42" calcext:value-type="float">
            <text:p>69.42</text:p>
          </table:table-cell>
          <table:table-cell office:value-type="float" office:value="69.63" calcext:value-type="float">
            <text:p>69.63</text:p>
          </table:table-cell>
          <table:table-cell office:value-type="float" office:value="69868158" calcext:value-type="float">
            <text:p>69868158</text:p>
          </table:table-cell>
          <table:table-cell office:value-type="float" office:value="70006619" calcext:value-type="float">
            <text:p>70006619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4.2" calcext:value-type="float">
            <text:p>14.2</text:p>
          </table:table-cell>
          <table:table-cell office:value-type="float" office:value="13578241" calcext:value-type="float">
            <text:p>13578241</text:p>
          </table:table-cell>
          <table:table-cell office:value-type="float" office:value="14280316" calcext:value-type="float">
            <text:p>14280316</text:p>
          </table:table-cell>
          <table:table-cell/>
          <table:table-cell office:value-type="float" office:value="69.24" calcext:value-type="float">
            <text:p>69.24</text:p>
          </table:table-cell>
          <table:table-cell office:value-type="float" office:value="67.78" calcext:value-type="float">
            <text:p>67.78</text:p>
          </table:table-cell>
          <table:table-cell office:value-type="float" office:value="69686233" calcext:value-type="float">
            <text:p>69686233</text:p>
          </table:table-cell>
          <table:table-cell office:value-type="float" office:value="68155387" calcext:value-type="float">
            <text:p>68155387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8" calcext:value-type="float">
            <text:p>13.8</text:p>
          </table:table-cell>
          <table:table-cell office:value-type="float" office:value="14015407" calcext:value-type="float">
            <text:p>14015407</text:p>
          </table:table-cell>
          <table:table-cell office:value-type="float" office:value="13873079" calcext:value-type="float">
            <text:p>13873079</text:p>
          </table:table-cell>
          <table:table-cell/>
          <table:table-cell office:value-type="float" office:value="69.49" calcext:value-type="float">
            <text:p>69.49</text:p>
          </table:table-cell>
          <table:table-cell office:value-type="float" office:value="66.83" calcext:value-type="float">
            <text:p>66.83</text:p>
          </table:table-cell>
          <table:table-cell office:value-type="float" office:value="70058037" calcext:value-type="float">
            <text:p>70058037</text:p>
          </table:table-cell>
          <table:table-cell office:value-type="float" office:value="67311040" calcext:value-type="float">
            <text:p>67311040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3.69" calcext:value-type="float">
            <text:p>13.69</text:p>
          </table:table-cell>
          <table:table-cell office:value-type="float" office:value="14328014" calcext:value-type="float">
            <text:p>14328014</text:p>
          </table:table-cell>
          <table:table-cell office:value-type="float" office:value="13794871" calcext:value-type="float">
            <text:p>13794871</text:p>
          </table:table-cell>
          <table:table-cell/>
          <table:table-cell office:value-type="float" office:value="68.93" calcext:value-type="float">
            <text:p>68.93</text:p>
          </table:table-cell>
          <table:table-cell office:value-type="float" office:value="67.18" calcext:value-type="float">
            <text:p>67.18</text:p>
          </table:table-cell>
          <table:table-cell office:value-type="float" office:value="69492047" calcext:value-type="float">
            <text:p>69492047</text:p>
          </table:table-cell>
          <table:table-cell office:value-type="float" office:value="67553185" calcext:value-type="float">
            <text:p>67553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1-17T18:56:27.825393194</dc:date>
    <meta:editing-duration>PT21M1S</meta:editing-duration>
    <meta:editing-cycles>34</meta:editing-cycles>
    <meta:generator>LibreOffice/5.2.7.2$Linux_X86_64 LibreOffice_project/20m0$Build-2</meta:generator>
    <meta:document-statistic meta:table-count="7" meta:cell-count="658" meta:object-count="0"/>
  </office:meta>
</office:document-meta>
</file>